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73cm" svg:height="1.819cm" draw:transform="skewX (0.000698131700797731) rotate (2.75517675719825) translate (5.855241320396cm 3.03116388618716cm)" svg:viewBox="0 0 1274 1820" svg:d="M1274 310c-14 217-451 1171-993 1498-164 101-405-455-205-672 199-220 532-904 575-1073 44-168 637 30 623 247z">
          <text:p/>
        </draw:path>
        <draw:path draw:style-name="gr1" draw:text-style-name="P1" draw:layer="layout" svg:width="1.432cm" svg:height="1.785cm" draw:transform="rotate (-2.41710648108695) translate (5.593441140053cm 2.31932043051861cm)" svg:viewBox="0 0 1433 1786" svg:d="M0 266c-3 173 241 1028 677 1467 204 183 908-155 726-357-417-464-520-1169-526-1321s-874 39-877 211z">
          <text:p/>
        </draw:path>
        <draw:path draw:style-name="gr2" draw:text-style-name="P1" draw:layer="layout" svg:width="0.903cm" svg:height="0.661cm" draw:transform="rotate (-2.15757602131539) translate (5.601991107104cm 2.240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5) rotate (-2.15705242253979) translate (4.227032642942cm 1.63659835396417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43) rotate (-2.15705242253979) translate (6.668032642942cm 1.408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16:57.535000000</dc:date>
    <meta:editing-duration>PT3M2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